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0.82cm"/>
    </style:style>
    <style:style style:name="co25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1.535cm"/>
    </style:style>
    <style:style style:name="co18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0.873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852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1.415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1.332cm"/>
    </style:style>
    <style:style style:name="co33" style:family="table-column">
      <style:table-column-properties fo:break-before="auto" style:column-width="1.221cm"/>
    </style:style>
    <style:style style:name="co34" style:family="table-column">
      <style:table-column-properties fo:break-before="auto" style:column-width="1.942cm"/>
    </style:style>
    <style:style style:name="co35" style:family="table-column">
      <style:table-column-properties fo:break-before="auto" style:column-width="2.10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002" number:language="pl" number:country="PL">
      <number:number number:decimal-places="2" number:min-integer-digits="1"/>
    </number:number-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29" style:family="table-cell" style:parent-style-name="Default">
      <style:table-cell-properties fo:background-color="#ffff66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ff66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8002">
      <style:table-cell-properties fo:background-color="#92d05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0">
      <style:table-cell-properties fo:background-color="#ff6600"/>
    </style:style>
    <style:style style:name="ce37" style:family="table-cell" style:parent-style-name="Default" style:data-style-name="N0">
      <style:table-cell-properties fo:background-color="#ffff66" style:text-align-source="fix" style:repeat-content="false"/>
      <style:paragraph-properties fo:text-align="end" fo:margin-left="0cm"/>
    </style:style>
    <style:style style:name="ce38" style:family="table-cell" style:parent-style-name="Default" style:data-style-name="N0">
      <style:table-cell-properties fo:background-color="#ffff66"/>
    </style:style>
    <style:style style:name="ce39" style:family="table-cell" style:parent-style-name="Default" style:data-style-name="N0">
      <style:table-cell-properties fo:background-color="#ff00cc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ffff00"/>
      <style:text-properties fo:color="#ff0000" style:font-name="Calibri" fo:font-size="11pt" style:font-name-asian="Calibri" style:font-size-asian="11pt" style:font-name-complex="Calibri" style:font-size-complex="11pt"/>
    </style:style>
    <style:style style:name="ce41" style:family="table-cell" style:parent-style-name="Default" style:data-style-name="N0">
      <style:table-cell-properties fo:background-color="#ffff00"/>
      <style:text-properties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Default" style:data-style-name="N0">
      <style:text-properties fo:color="#ff0000" style:font-name="Calibri" fo:font-size="11pt" style:font-name-asian="Calibri" style:font-size-asian="11pt" style:font-name-complex="Calibri" style:font-size-complex="11pt"/>
    </style:style>
    <style:style style:name="ce43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44" style:family="table-cell" style:parent-style-name="Default" style:data-style-name="N0">
      <style:table-cell-properties fo:background-color="#00b0f0"/>
    </style:style>
    <style:style style:name="ce45" style:family="table-cell" style:parent-style-name="Default" style:data-style-name="N0">
      <style:table-cell-properties fo:background-color="#66ff00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ackground-color="#66ff00"/>
    </style:style>
    <style:style style:name="ce47" style:family="table-cell" style:parent-style-name="Default">
      <style:table-cell-properties fo:background-color="#66ff00"/>
    </style:style>
    <style:style style:name="ce48" style:family="table-cell" style:parent-style-name="Default" style:data-style-name="N0">
      <style:table-cell-properties fo:background-color="#cc66ff"/>
    </style:style>
    <style:style style:name="ce49" style:family="table-cell" style:parent-style-name="Default" style:data-style-name="N36"/>
    <style:style style:name="ce50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16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26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27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2" table:number-columns-repeated="983" table:default-cell-style-name="ce1"/>
        <table:table-row table:style-name="ro1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/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.5">
            <text:p>0,5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.5">
            <text:p>0,5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/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9"/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1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0.333333333336328">
            <text:p>0,33333333</text:p>
          </table:table-cell>
          <table:table-cell table:formula="of:=[.AC71]-([.AC68]*[.AD71])" office:value-type="float" office:value="0.333333333336328">
            <text:p>0,333333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0.333333333333333">
            <text:p>0,33333333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0.333333333333333">
            <text:p>0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0.5">
            <text:p>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">
            <text:p>0</text:p>
          </table:table-cell>
          <table:table-cell/>
          <table:table-cell table:style-name="ce13" table:formula="of:=((SQRT(3)/2))*[.AN2]" office:value-type="float" office:value="0.433012701892219">
            <text:p>0,4330127</text:p>
          </table:table-cell>
          <table:table-cell table:style-name="ce13" table:formula="of:=0.5*[.AN2]" office:value-type="float" office:value="0.25">
            <text:p>0,25</text:p>
          </table:table-cell>
          <table:table-cell table:style-name="ce40" table:formula="of:=1-0.5*(1-[.AL2])" office:value-type="float" office:value="0.75">
            <text:p>0,75</text:p>
          </table:table-cell>
          <table:table-cell table:style-name="ce40" table:formula="of:=((SQRT(3))/2)*(1-[.AL2])" office:value-type="float" office:value="0.433012701892219">
            <text:p>0,4330127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224265818952467">
            <text:p>0,22426582</text:p>
          </table:table-cell>
          <table:table-cell table:style-name="ce42" table:formula="of:=[.AM71]/2" office:value-type="float" office:value="0.21650635094611">
            <text:p>0,21650635</text:p>
          </table:table-cell>
          <table:table-cell table:style-name="ce43" table:formula="of:=(([.AO71]-[.AN71])/2)+[.AN71]" office:value-type="float" office:value="0.5">
            <text:p>0,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1.43634542239518">
            <text:p>1,43634542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0.28516000930537">
            <text:p>-0,28516001</text:p>
          </table:table-cell>
          <table:table-cell table:formula="of:=-(([.AU71]-[.AP71])/([.AT71]-[.AO71]))*-1" office:value-type="float" office:value="0.41181714781169">
            <text:p>0,41181715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0.124149841033452">
            <text:p>0,12414984</text:p>
          </table:table-cell>
          <table:table-cell table:formula="of:=(-([.AZ71])*[.BB71]-(-[.BC71]*[.AY71]))/(([.AX71])*[.BB71]-([.BA71]*[.AY71]))" office:value-type="float" office:value="0.399510545968312">
            <text:p>0,39951055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6" table:formula="of:=[.T71]" office:value-type="float" office:value="0.333333333336328">
            <text:p>0,33333333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0.333333333333333">
            <text:p>0,33333333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0.333333333333333">
            <text:p>0,33333333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0.333333333333333">
            <text:p>0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0.5">
            <text:p>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">
            <text:p>0</text:p>
          </table:table-cell>
          <table:table-cell/>
          <table:table-cell table:style-name="ce13" table:formula="of:=((SQRT(3)/2))*[.AN3]" office:value-type="float" office:value="0.433012701892219">
            <text:p>0,4330127</text:p>
          </table:table-cell>
          <table:table-cell table:style-name="ce13" table:formula="of:=0.5*[.AN3]" office:value-type="float" office:value="0.25">
            <text:p>0,25</text:p>
          </table:table-cell>
          <table:table-cell table:style-name="ce13" table:formula="of:=1-0.5*(1-[.AL3])" office:value-type="float" office:value="0.75">
            <text:p>0,75</text:p>
          </table:table-cell>
          <table:table-cell table:style-name="ce13" table:formula="of:=((SQRT(3))/2)*(1-[.AL3])" office:value-type="float" office:value="0.433012701892219">
            <text:p>0,4330127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185414937759336">
            <text:p>0,18541494</text:p>
          </table:table-cell>
          <table:table-cell table:formula="of:=[.AM72]/2" office:value-type="float" office:value="0.21650635094611">
            <text:p>0,21650635</text:p>
          </table:table-cell>
          <table:table-cell table:formula="of:=(([.AO72]-[.AN72])/2)+[.AN72]" office:value-type="float" office:value="0.5">
            <text:p>0,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1.14200110698211">
            <text:p>1,14200111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137987851598834">
            <text:p>-0,13798785</text:p>
          </table:table-cell>
          <table:table-cell table:formula="of:=-(([.AU72]-[.AP72])/([.AT72]-[.AO72]))*-1" office:value-type="float" office:value="0.383478709278745">
            <text:p>0,38347871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0.145403669933161">
            <text:p>0,14540367</text:p>
          </table:table-cell>
          <table:table-cell table:formula="of:=(-([.AZ72])*[.BB72]-(-[.BC72]*[.AY72]))/(([.AX72])*[.BB72]-([.BA72]*[.AY72]))" office:value-type="float" office:value="0.373609958506224">
            <text:p>0,37360996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1">
          <table:table-cell table:number-columns-repeated="17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0.333333333333333">
            <text:p>0,33333333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0.333333333333333">
            <text:p>0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0.5">
            <text:p>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">
            <text:p>0</text:p>
          </table:table-cell>
          <table:table-cell/>
          <table:table-cell table:style-name="ce13" table:formula="of:=((SQRT(3)/2))*[.AN4]" office:value-type="float" office:value="0.433012701892219">
            <text:p>0,4330127</text:p>
          </table:table-cell>
          <table:table-cell table:style-name="ce13" table:formula="of:=0.5*[.AN4]" office:value-type="float" office:value="0.25">
            <text:p>0,25</text:p>
          </table:table-cell>
          <table:table-cell table:style-name="ce13" table:formula="of:=1-0.5*(1-[.AL4])" office:value-type="float" office:value="0.75">
            <text:p>0,75</text:p>
          </table:table-cell>
          <table:table-cell table:style-name="ce13" table:formula="of:=((SQRT(3))/2)*(1-[.AL4])" office:value-type="float" office:value="0.433012701892219">
            <text:p>0,4330127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186511206328279">
            <text:p>0,18651121</text:p>
          </table:table-cell>
          <table:table-cell table:formula="of:=[.AM73]/2" office:value-type="float" office:value="0.21650635094611">
            <text:p>0,21650635</text:p>
          </table:table-cell>
          <table:table-cell table:formula="of:=(([.AO73]-[.AN73])/2)+[.AN73]" office:value-type="float" office:value="0.5">
            <text:p>0,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1.14864309293202">
            <text:p>1,14864309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141308844573788">
            <text:p>-0,14130884</text:p>
          </table:table-cell>
          <table:table-cell table:formula="of:=-(([.AU73]-[.AP73])/([.AT73]-[.AO73]))*-1" office:value-type="float" office:value="0.384224767870437">
            <text:p>0,38422477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0.144844125989391">
            <text:p>0,14484413</text:p>
          </table:table-cell>
          <table:table-cell table:formula="of:=(-([.AZ73])*[.BB73]-(-[.BC73]*[.AY73]))/(([.AX73])*[.BB73]-([.BA73]*[.AY73]))" office:value-type="float" office:value="0.374340804218853">
            <text:p>0,3743408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9"/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formula="of:=([.H74]-0)/9" office:value-type="float" office:value="0">
            <text:p>0</text:p>
          </table:table-cell>
          <table:table-cell table:formula="of:=([.I74]-0)/9" office:value-type="float" office:value="0">
            <text:p>0</text:p>
          </table:table-cell>
          <table:table-cell table:formula="of:=([.J74]-0)/9" office:value-type="float" office:value="0.444444444444444">
            <text:p>0,44444444</text:p>
          </table:table-cell>
          <table:table-cell table:formula="of:=([.K74]-0)/9" office:value-type="float" office:value="0.444444444444444">
            <text:p>0,44444444</text:p>
          </table:table-cell>
          <table:table-cell table:formula="of:=([.L74]-0)/9" office:value-type="float" office:value="1">
            <text:p>1</text:p>
          </table:table-cell>
          <table:table-cell table:formula="of:=([.M74]-0)/9"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number-columns-repeated="9" office:value-type="float" office:value="0.333333333333333">
            <text:p>0,33333333</text:p>
          </table:table-cell>
          <table:table-cell table:number-columns-repeated="1014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33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34" table:default-cell-style-name="ce1"/>
        <table:table-column table:style-name="co2" table:number-columns-repeated="3" table:default-cell-style-name="ce1"/>
        <table:table-column table:style-name="co35" table:default-cell-style-name="ce1"/>
        <table:table-column table:style-name="co2" table:number-columns-repeated="983" table:default-cell-style-name="ce1"/>
        <table:table-row table:style-name="ro2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table:style-name="ce45" office:value-type="string">
            <text:p>Begin</text:p>
          </table:table-cell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.5">
            <text:p>0,5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.5">
            <text:p>0,5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 table:style-name="ce49"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 table:style-name="ce51"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 table:style-name="ce45" office:value-type="string">
            <text:p>Three</text:p>
          </table:table-cell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hree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 table:style-name="ce45" office:value-type="string">
            <text:p>times</text:p>
          </table:table-cell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ime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 table:style-name="ce50" office:value-type="string">
            <text:p>&amp;</text:p>
          </table:table-cell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&amp;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 table:style-name="ce50" office:value-type="string">
            <text:p>Goto</text:p>
          </table:table-cell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Got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 table:style-name="ce50" office:value-type="string">
            <text:p>Pitagoras</text:p>
          </table:table-cell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 table:style-name="ce50" office:value-type="string">
            <text:p>Pitagora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8"/>
          <table:table-cell table:style-name="ce9" office:value-type="string">
            <text:p>1st</text:p>
          </table:table-cell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2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table:style-name="ce48"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0.333333333336328">
            <text:p>0,33333333</text:p>
          </table:table-cell>
          <table:table-cell table:formula="of:=[.AC71]-([.AC68]*[.AD71])" office:value-type="float" office:value="0.333333333336328">
            <text:p>0,33333333</text:p>
          </table:table-cell>
          <table:table-cell/>
          <table:table-cell table:style-name="ce45" office:value-type="string">
            <text:p>Go</text:p>
          </table:table-cell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0.333333333333333">
            <text:p>0,33333333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0.333333333333333">
            <text:p>0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0.5">
            <text:p>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">
            <text:p>0</text:p>
          </table:table-cell>
          <table:table-cell/>
          <table:table-cell table:style-name="ce13" table:formula="of:=((SQRT(3)/2))*[.AN2]" office:value-type="float" office:value="0.433012701892219">
            <text:p>0,4330127</text:p>
          </table:table-cell>
          <table:table-cell table:style-name="ce13" table:formula="of:=0.5*[.AN2]" office:value-type="float" office:value="0.25">
            <text:p>0,25</text:p>
          </table:table-cell>
          <table:table-cell table:style-name="ce40" table:formula="of:=1-0.5*(1-[.AL2])" office:value-type="float" office:value="0.75">
            <text:p>0,75</text:p>
          </table:table-cell>
          <table:table-cell table:style-name="ce40" table:formula="of:=((SQRT(3))/2)*(1-[.AL2])" office:value-type="float" office:value="0.433012701892219">
            <text:p>0,4330127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224265818952467">
            <text:p>0,22426582</text:p>
          </table:table-cell>
          <table:table-cell table:style-name="ce42" table:formula="of:=[.AM71]/2" office:value-type="float" office:value="0.21650635094611">
            <text:p>0,21650635</text:p>
          </table:table-cell>
          <table:table-cell table:style-name="ce43" table:formula="of:=(([.AO71]-[.AN71])/2)+[.AN71]" office:value-type="float" office:value="0.5">
            <text:p>0,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1.43634542239518">
            <text:p>1,43634542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0.28516000930537">
            <text:p>-0,28516001</text:p>
          </table:table-cell>
          <table:table-cell table:formula="of:=-(([.AU71]-[.AP71])/([.AT71]-[.AO71]))*-1" office:value-type="float" office:value="0.41181714781169">
            <text:p>0,41181715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0.124149841033452">
            <text:p>0,12414984</text:p>
          </table:table-cell>
          <table:table-cell table:formula="of:=(-([.AZ71])*[.BB71]-(-[.BC71]*[.AY71]))/(([.AX71])*[.BB71]-([.BA71]*[.AY71]))" office:value-type="float" office:value="0.399510545968312">
            <text:p>0,39951055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6" table:formula="of:=[.T71]" office:value-type="float" office:value="0.333333333336328">
            <text:p>0,33333333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0.333333333333333">
            <text:p>0,33333333</text:p>
          </table:table-cell>
          <table:table-cell/>
          <table:table-cell table:style-name="ce45" office:value-type="string">
            <text:p>to</text:p>
          </table:table-cell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0.333333333333333">
            <text:p>0,33333333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0.333333333333333">
            <text:p>0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0.5">
            <text:p>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">
            <text:p>0</text:p>
          </table:table-cell>
          <table:table-cell/>
          <table:table-cell table:style-name="ce13" table:formula="of:=((SQRT(3)/2))*[.AN3]" office:value-type="float" office:value="0.433012701892219">
            <text:p>0,4330127</text:p>
          </table:table-cell>
          <table:table-cell table:style-name="ce13" table:formula="of:=0.5*[.AN3]" office:value-type="float" office:value="0.25">
            <text:p>0,25</text:p>
          </table:table-cell>
          <table:table-cell table:style-name="ce13" table:formula="of:=1-0.5*(1-[.AL3])" office:value-type="float" office:value="0.75">
            <text:p>0,75</text:p>
          </table:table-cell>
          <table:table-cell table:style-name="ce13" table:formula="of:=((SQRT(3))/2)*(1-[.AL3])" office:value-type="float" office:value="0.433012701892219">
            <text:p>0,4330127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185414937759336">
            <text:p>0,18541494</text:p>
          </table:table-cell>
          <table:table-cell table:formula="of:=[.AM72]/2" office:value-type="float" office:value="0.21650635094611">
            <text:p>0,21650635</text:p>
          </table:table-cell>
          <table:table-cell table:formula="of:=(([.AO72]-[.AN72])/2)+[.AN72]" office:value-type="float" office:value="0.5">
            <text:p>0,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1.14200110698211">
            <text:p>1,14200111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137987851598834">
            <text:p>-0,13798785</text:p>
          </table:table-cell>
          <table:table-cell table:formula="of:=-(([.AU72]-[.AP72])/([.AT72]-[.AO72]))*-1" office:value-type="float" office:value="0.383478709278745">
            <text:p>0,38347871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0.145403669933161">
            <text:p>0,14540367</text:p>
          </table:table-cell>
          <table:table-cell table:formula="of:=(-([.AZ72])*[.BB72]-(-[.BC72]*[.AY72]))/(([.AX72])*[.BB72]-([.BA72]*[.AY72]))" office:value-type="float" office:value="0.373609958506224">
            <text:p>0,37360996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/>
          <table:table-cell table:style-name="ce45" office:value-type="string">
            <text:p>input</text:p>
          </table:table-cell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0.333333333333333">
            <text:p>0,33333333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0.333333333333333">
            <text:p>0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0.5">
            <text:p>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">
            <text:p>0</text:p>
          </table:table-cell>
          <table:table-cell/>
          <table:table-cell table:style-name="ce13" table:formula="of:=((SQRT(3)/2))*[.AN4]" office:value-type="float" office:value="0.433012701892219">
            <text:p>0,4330127</text:p>
          </table:table-cell>
          <table:table-cell table:style-name="ce13" table:formula="of:=0.5*[.AN4]" office:value-type="float" office:value="0.25">
            <text:p>0,25</text:p>
          </table:table-cell>
          <table:table-cell table:style-name="ce13" table:formula="of:=1-0.5*(1-[.AL4])" office:value-type="float" office:value="0.75">
            <text:p>0,75</text:p>
          </table:table-cell>
          <table:table-cell table:style-name="ce13" table:formula="of:=((SQRT(3))/2)*(1-[.AL4])" office:value-type="float" office:value="0.433012701892219">
            <text:p>0,4330127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186511206328279">
            <text:p>0,18651121</text:p>
          </table:table-cell>
          <table:table-cell table:formula="of:=[.AM73]/2" office:value-type="float" office:value="0.21650635094611">
            <text:p>0,21650635</text:p>
          </table:table-cell>
          <table:table-cell table:formula="of:=(([.AO73]-[.AN73])/2)+[.AN73]" office:value-type="float" office:value="0.5">
            <text:p>0,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1.14864309293202">
            <text:p>1,14864309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141308844573788">
            <text:p>-0,14130884</text:p>
          </table:table-cell>
          <table:table-cell table:formula="of:=-(([.AU73]-[.AP73])/([.AT73]-[.AO73]))*-1" office:value-type="float" office:value="0.384224767870437">
            <text:p>0,38422477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0.144844125989391">
            <text:p>0,14484413</text:p>
          </table:table-cell>
          <table:table-cell table:formula="of:=(-([.AZ73])*[.BB73]-(-[.BC73]*[.AY73]))/(([.AX73])*[.BB73]-([.BA73]*[.AY73]))" office:value-type="float" office:value="0.374340804218853">
            <text:p>0,3743408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8"/>
          <table:table-cell table:style-name="ce45" office:value-type="string">
            <text:p>below</text:p>
          </table:table-cell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Default" table:number-columns-repeated="2"/>
          <table:table-cell table:style-name="ce45" office:value-type="string">
            <text:p>3 times</text:p>
          </table:table-cell>
          <table:table-cell table:style-name="ce45" office:value-type="string">
            <text:p>paste</text:p>
          </table:table-cell>
          <table:table-cell table:style-name="ce45" office:value-type="string">
            <text:p>1<text:span text:style-name="T1">st</text:span></text:p>
          </table:table-cell>
          <table:table-cell table:style-name="ce46" office:value-type="string">
            <text:p>output</text:p>
          </table:table-cell>
          <table:table-cell table:style-name="Default" table:number-columns-repeated="9"/>
          <table:table-cell table:style-name="ce47" office:value-type="string">
            <text:p>&lt;---------</text:p>
          </table:table-cell>
          <table:table-cell table:style-name="ce47" office:value-type="string">
            <text:p>there</text:p>
          </table:table-cell>
          <table:table-cell table:style-name="Default" table:number-columns-repeated="16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/>
          <table:table-cell table:style-name="Default" office:value-type="string">
            <text:p>4D</text:p>
          </table:table-cell>
          <table:table-cell table:style-name="ce25" office:value-type="string">
            <text:p>2n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2">
          <table:table-cell table:style-name="ce20" office:value-type="string">
            <text:p>X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177]/[.H172]" office:value-type="float" office:value="0.25">
            <text:p>0,25</text:p>
          </table:table-cell>
          <table:table-cell table:style-name="ce7" table:formula="of:=[.H182]/[.H172]" office:value-type="float" office:value="0.25">
            <text:p>0,25</text:p>
          </table:table-cell>
          <table:table-cell table:style-name="ce7" table:formula="of:=[.H187]/[.H172]" office:value-type="float" office:value="0.250000000000001">
            <text:p>0,25</text:p>
          </table:table-cell>
          <table:table-cell table:style-name="ce30" table:formula="of:=[.H192]/[.H172]" office:value-type="float" office:value="0.25">
            <text:p>0,25</text:p>
          </table:table-cell>
          <table:table-cell table:style-name="ce30" table:formula="of:=SUM([.M156:.P15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204]/[.H199]" office:value-type="float" office:value="-2">
            <text:p>-2</text:p>
          </table:table-cell>
          <table:table-cell table:style-name="ce7" table:formula="of:=[.H209]/[.H199]" office:value-type="float" office:value="-2">
            <text:p>-2</text:p>
          </table:table-cell>
          <table:table-cell table:style-name="ce7" table:formula="of:=[.H214]/[.H199]" office:value-type="float" office:value="7.00000000000001">
            <text:p>7</text:p>
          </table:table-cell>
          <table:table-cell table:style-name="ce30" table:formula="of:=[.H219]/[.H199]" office:value-type="float" office:value="-2">
            <text:p>-2</text:p>
          </table:table-cell>
          <table:table-cell table:style-name="ce30" table:formula="of:=SUM([.M157:.P157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231]/[.H226]" office:value-type="float" office:value="-2">
            <text:p>-2</text:p>
          </table:table-cell>
          <table:table-cell table:style-name="ce7" table:formula="of:=[.H236]/[.H226]" office:value-type="float" office:value="-2">
            <text:p>-2</text:p>
          </table:table-cell>
          <table:table-cell table:style-name="ce7" table:formula="of:=[.H241]/[.H226]" office:value-type="float" office:value="7.00000000000001">
            <text:p>7</text:p>
          </table:table-cell>
          <table:table-cell table:style-name="ce30" table:formula="of:=[.H246]/[.H226]" office:value-type="float" office:value="-2">
            <text:p>-2</text:p>
          </table:table-cell>
          <table:table-cell table:style-name="ce30" table:formula="of:=SUM([.M158:.P158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258]/[.H253]" office:value-type="float" office:value="0.25">
            <text:p>0,25</text:p>
          </table:table-cell>
          <table:table-cell table:style-name="ce7" table:formula="of:=[.H263]/[.H253]" office:value-type="float" office:value="0.25">
            <text:p>0,25</text:p>
          </table:table-cell>
          <table:table-cell table:style-name="ce7" table:formula="of:=[.H268]/[.H253]" office:value-type="float" office:value="0.250000000000001">
            <text:p>0,25</text:p>
          </table:table-cell>
          <table:table-cell table:style-name="ce30" table:formula="of:=[.H273]/[.H253]" office:value-type="float" office:value="0.25">
            <text:p>0,25</text:p>
          </table:table-cell>
          <table:table-cell table:style-name="ce30" table:formula="of:=SUM([.M159:.P15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285]/[.H280]" office:value-type="float" office:value="0.25">
            <text:p>0,25</text:p>
          </table:table-cell>
          <table:table-cell table:style-name="ce7" table:formula="of:=[.H290]/[.H280]" office:value-type="float" office:value="0.25">
            <text:p>0,25</text:p>
          </table:table-cell>
          <table:table-cell table:style-name="ce7" table:formula="of:=[.H295]/[.H280]" office:value-type="float" office:value="0.250000000000001">
            <text:p>0,25</text:p>
          </table:table-cell>
          <table:table-cell table:style-name="ce30" table:formula="of:=[.H300]/[.H280]" office:value-type="float" office:value="0.25">
            <text:p>0,25</text:p>
          </table:table-cell>
          <table:table-cell table:style-name="ce30" table:formula="of:=SUM([.M160:.P16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312]/[.H307]" office:value-type="float" office:value="0.25">
            <text:p>0,25</text:p>
          </table:table-cell>
          <table:table-cell table:style-name="ce7" table:formula="of:=[.H317]/[.H307]" office:value-type="float" office:value="0.25">
            <text:p>0,25</text:p>
          </table:table-cell>
          <table:table-cell table:style-name="ce7" table:formula="of:=[.H322]/[.H307]" office:value-type="float" office:value="0.250000000000001">
            <text:p>0,25</text:p>
          </table:table-cell>
          <table:table-cell table:style-name="ce30" table:formula="of:=[.H327]/[.H307]" office:value-type="float" office:value="0.25">
            <text:p>0,25</text:p>
          </table:table-cell>
          <table:table-cell table:style-name="ce30" table:formula="of:=SUM([.M161:.P16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339]/[.H334]" office:value-type="float" office:value="0.25">
            <text:p>0,25</text:p>
          </table:table-cell>
          <table:table-cell table:style-name="ce7" table:formula="of:=[.H344]/[.H334]" office:value-type="float" office:value="0.25">
            <text:p>0,25</text:p>
          </table:table-cell>
          <table:table-cell table:style-name="ce7" table:formula="of:=[.H349]/[.H334]" office:value-type="float" office:value="0.250000000000001">
            <text:p>0,25</text:p>
          </table:table-cell>
          <table:table-cell table:style-name="ce30" table:formula="of:=[.H354]/[.H334]" office:value-type="float" office:value="0.25">
            <text:p>0,25</text:p>
          </table:table-cell>
          <table:table-cell table:style-name="ce30" table:formula="of:=SUM([.M162:.P16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366]/[.H361]" office:value-type="float" office:value="0.25">
            <text:p>0,25</text:p>
          </table:table-cell>
          <table:table-cell table:style-name="ce7" table:formula="of:=[.H371]/[.H361]" office:value-type="float" office:value="0.25">
            <text:p>0,25</text:p>
          </table:table-cell>
          <table:table-cell table:style-name="ce7" table:formula="of:=[.H376]/[.H361]" office:value-type="float" office:value="0.250000000000001">
            <text:p>0,25</text:p>
          </table:table-cell>
          <table:table-cell table:style-name="ce30" table:formula="of:=[.H381]/[.H361]" office:value-type="float" office:value="0.25">
            <text:p>0,25</text:p>
          </table:table-cell>
          <table:table-cell table:style-name="ce30" table:formula="of:=SUM([.M163:.P16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393]/[.H388]" office:value-type="float" office:value="0.25">
            <text:p>0,25</text:p>
          </table:table-cell>
          <table:table-cell table:style-name="ce7" table:formula="of:=[.H398]/[.H388]" office:value-type="float" office:value="0.25">
            <text:p>0,25</text:p>
          </table:table-cell>
          <table:table-cell table:style-name="ce7" table:formula="of:=[.H403]/[.H388]" office:value-type="float" office:value="0.250000000000001">
            <text:p>0,25</text:p>
          </table:table-cell>
          <table:table-cell table:style-name="ce30" table:formula="of:=[.H408]/[.H388]" office:value-type="float" office:value="0.25">
            <text:p>0,25</text:p>
          </table:table-cell>
          <table:table-cell table:style-name="ce30" table:formula="of:=SUM([.M164:.P16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420]/[.H415]" office:value-type="float" office:value="0.25">
            <text:p>0,25</text:p>
          </table:table-cell>
          <table:table-cell table:style-name="ce7" table:formula="of:=[.H425]/[.H415]" office:value-type="float" office:value="0.25">
            <text:p>0,25</text:p>
          </table:table-cell>
          <table:table-cell table:style-name="ce7" table:formula="of:=[.H430]/[.H415]" office:value-type="float" office:value="0.250000000000001">
            <text:p>0,25</text:p>
          </table:table-cell>
          <table:table-cell table:style-name="ce30" table:formula="of:=[.H435]/[.H415]" office:value-type="float" office:value="0.25">
            <text:p>0,25</text:p>
          </table:table-cell>
          <table:table-cell table:style-name="ce30" table:formula="of:=SUM([.M165:.P16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447]/[.H442]" office:value-type="float" office:value="0.25">
            <text:p>0,25</text:p>
          </table:table-cell>
          <table:table-cell table:style-name="ce7" table:formula="of:=[.H452]/[.H442]" office:value-type="float" office:value="0.25">
            <text:p>0,25</text:p>
          </table:table-cell>
          <table:table-cell table:style-name="ce30" table:formula="of:=[.H457]/[.H442]" office:value-type="float" office:value="0.250000000000001">
            <text:p>0,25</text:p>
          </table:table-cell>
          <table:table-cell table:style-name="ce30" table:formula="of:=[.H462]/[.H442]" office:value-type="float" office:value="0.25">
            <text:p>0,25</text:p>
          </table:table-cell>
          <table:table-cell table:style-name="ce30" table:formula="of:=SUM([.M166:.P16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474]/[.H469]" office:value-type="float" office:value="0.25">
            <text:p>0,25</text:p>
          </table:table-cell>
          <table:table-cell table:style-name="ce7" table:formula="of:=[.H479]/[.H469]" office:value-type="float" office:value="0.25">
            <text:p>0,25</text:p>
          </table:table-cell>
          <table:table-cell table:style-name="ce30" table:formula="of:=[.H484]/[.H469]" office:value-type="float" office:value="0.250000000000001">
            <text:p>0,25</text:p>
          </table:table-cell>
          <table:table-cell table:style-name="ce30" table:formula="of:=[.H489]/[.H469]" office:value-type="float" office:value="0.25">
            <text:p>0,25</text:p>
          </table:table-cell>
          <table:table-cell table:style-name="ce30" table:formula="of:=SUM([.M167:.P16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501]/[.H496]" office:value-type="float" office:value="0.25">
            <text:p>0,25</text:p>
          </table:table-cell>
          <table:table-cell table:style-name="ce27" table:formula="of:=[.H506]/[.H496]" office:value-type="float" office:value="0.25">
            <text:p>0,25</text:p>
          </table:table-cell>
          <table:table-cell table:style-name="ce31" table:formula="of:=[.H511]/[.H496]" office:value-type="float" office:value="0.250000000000001">
            <text:p>0,25</text:p>
          </table:table-cell>
          <table:table-cell table:style-name="ce31" table:formula="of:=[.H516]/[.H496]" office:value-type="float" office:value="0.25">
            <text:p>0,25</text:p>
          </table:table-cell>
          <table:table-cell table:style-name="ce30" table:formula="of:=SUM([.M168:.P16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528]/[.H523]" office:value-type="float" office:value="0.25">
            <text:p>0,25</text:p>
          </table:table-cell>
          <table:table-cell table:style-name="ce7" table:formula="of:=[.H533]/[.H523]" office:value-type="float" office:value="0.25">
            <text:p>0,25</text:p>
          </table:table-cell>
          <table:table-cell table:style-name="ce30" table:formula="of:=[.H538]/[.H523]" office:value-type="float" office:value="0.250000000000001">
            <text:p>0,25</text:p>
          </table:table-cell>
          <table:table-cell table:style-name="ce30" table:formula="of:=[.H543]/[.H523]" office:value-type="float" office:value="0.25">
            <text:p>0,25</text:p>
          </table:table-cell>
          <table:table-cell table:style-name="ce30" table:formula="of:=SUM([.M169:.P16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555]/[.H550]" office:value-type="float" office:value="0.25">
            <text:p>0,25</text:p>
          </table:table-cell>
          <table:table-cell table:style-name="ce7" table:formula="of:=[.H560]/[.H550]" office:value-type="float" office:value="0.25">
            <text:p>0,25</text:p>
          </table:table-cell>
          <table:table-cell table:style-name="ce30" table:formula="of:=[.H565]/[.H550]" office:value-type="float" office:value="0.250000000000001">
            <text:p>0,25</text:p>
          </table:table-cell>
          <table:table-cell table:style-name="ce30" table:formula="of:=[.H570]/[.H550]" office:value-type="float" office:value="0.25">
            <text:p>0,25</text:p>
          </table:table-cell>
          <table:table-cell table:style-name="ce30" table:formula="of:=SUM([.M170:.P17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582]/[.H577]" office:value-type="float" office:value="0.25">
            <text:p>0,25</text:p>
          </table:table-cell>
          <table:table-cell table:style-name="ce7" table:formula="of:=[.H587]/[.H577]" office:value-type="float" office:value="0.25">
            <text:p>0,25</text:p>
          </table:table-cell>
          <table:table-cell table:style-name="ce30" table:formula="of:=[.H592]/[.H577]" office:value-type="float" office:value="0.250000000000001">
            <text:p>0,25</text:p>
          </table:table-cell>
          <table:table-cell table:style-name="ce30" table:formula="of:=[.H597]/[.H577]" office:value-type="float" office:value="0.25">
            <text:p>0,25</text:p>
          </table:table-cell>
          <table:table-cell table:style-name="ce30" table:formula="of:=SUM([.M171:.P17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71:.E174])" office:value-type="float" office:value="0.296296296296296">
            <text:p>0,2962963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609]/[.H604]" office:value-type="float" office:value="0.25">
            <text:p>0,25</text:p>
          </table:table-cell>
          <table:table-cell table:style-name="ce7" table:formula="of:=[.H614]/[.H604]" office:value-type="float" office:value="0.25">
            <text:p>0,25</text:p>
          </table:table-cell>
          <table:table-cell table:style-name="ce30" table:formula="of:=[.H619]/[.H604]" office:value-type="float" office:value="0.250000000000001">
            <text:p>0,25</text:p>
          </table:table-cell>
          <table:table-cell table:style-name="ce30" table:formula="of:=[.H624]/[.H604]" office:value-type="float" office:value="0.25">
            <text:p>0,25</text:p>
          </table:table-cell>
          <table:table-cell table:style-name="ce30" table:formula="of:=SUM([.M172:.P17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636]/[.H631]" office:value-type="float" office:value="0.25">
            <text:p>0,25</text:p>
          </table:table-cell>
          <table:table-cell table:style-name="ce7" table:formula="of:=[.H641]/[.H631]" office:value-type="float" office:value="0.25">
            <text:p>0,25</text:p>
          </table:table-cell>
          <table:table-cell table:style-name="ce30" table:formula="of:=[.H646]/[.H631]" office:value-type="float" office:value="0.250000000000001">
            <text:p>0,25</text:p>
          </table:table-cell>
          <table:table-cell table:style-name="ce30" table:formula="of:=[.H651]/[.H631]" office:value-type="float" office:value="0.25">
            <text:p>0,25</text:p>
          </table:table-cell>
          <table:table-cell table:style-name="ce30" table:formula="of:=SUM([.M173:.P17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663]/[.H658]" office:value-type="float" office:value="0.25">
            <text:p>0,25</text:p>
          </table:table-cell>
          <table:table-cell table:style-name="ce7" table:formula="of:=[.H668]/[.H658]" office:value-type="float" office:value="0.25">
            <text:p>0,25</text:p>
          </table:table-cell>
          <table:table-cell table:style-name="ce30" table:formula="of:=[.H673]/[.H658]" office:value-type="float" office:value="0.250000000000001">
            <text:p>0,25</text:p>
          </table:table-cell>
          <table:table-cell table:style-name="ce30" table:formula="of:=[.H678]/[.H658]" office:value-type="float" office:value="0.25">
            <text:p>0,25</text:p>
          </table:table-cell>
          <table:table-cell table:style-name="ce30" table:formula="of:=SUM([.M174:.P17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690]/[.H685]" office:value-type="float" office:value="0.25">
            <text:p>0,25</text:p>
          </table:table-cell>
          <table:table-cell table:style-name="ce7" table:formula="of:=[.H695]/[.H685]" office:value-type="float" office:value="0.25">
            <text:p>0,25</text:p>
          </table:table-cell>
          <table:table-cell table:style-name="ce30" table:formula="of:=[.H700]/[.H685]" office:value-type="float" office:value="0.250000000000001">
            <text:p>0,25</text:p>
          </table:table-cell>
          <table:table-cell table:style-name="ce30" table:formula="of:=[.H705]/[.H685]" office:value-type="float" office:value="0.25">
            <text:p>0,25</text:p>
          </table:table-cell>
          <table:table-cell table:style-name="ce30" table:formula="of:=SUM([.M175:.P17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76:.E179])" office:value-type="float" office:value="0.074074074074074">
            <text:p>0,07407407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81:.E184])" office:value-type="float" office:value="0.074074074074074">
            <text:p>0,07407407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86:.E189])" office:value-type="float" office:value="0.0740740740740742">
            <text:p>0,07407407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1:.E194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198:.E201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03:.E206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08:.E21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13:.E216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18:.E22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225:.E228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30:.E233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35:.E23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40:.E243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5:.E24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2:.E25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7:.E26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2:.E2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7:.E27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2:.E27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79:.E28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4:.E28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89:.E2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4:.E29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99:.E30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6:.E30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1:.E31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6:.E31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1:.E32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6:.E32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3:.E33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38:.E34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3:.E34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48:.E35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3:.E35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0:.E36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5:.E36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0:.E37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5:.E37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0:.E38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7:.E39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2:.E39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7:.E40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2:.E40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7:.E41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4:.E41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19:.E42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4:.E42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29:.E43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4:.E43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1:.E444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6:.E44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1:.E45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6:.E459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1:.E464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68:.E471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3:.E47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78:.E48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3:.E486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88:.E491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5:.E498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0:.E50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5:.E50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0:.E513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5:.E518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2:.E52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7:.E53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2:.E53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7:.E54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2:.E54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49:.E55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4:.E55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59:.E56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4:.E56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69:.E57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76:.E57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81:.E58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86:.E58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91:.E59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96:.E59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03:.E60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08:.E61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13:.E61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18:.E62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23:.E62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VIII</text:p>
          </table:table-cell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30:.E63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35:.E63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40:.E64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45:.E64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50:.E65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IX</text:p>
          </table:table-cell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57:.E66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62:.E6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67:.E67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72:.E67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77:.E68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X</text:p>
          </table:table-cell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84:.E68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89:.E6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94:.E69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99:.E70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704:.E70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 table:number-rows-repeated="10478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9" table:default-cell-style-name="ce1"/>
        <table:table-column table:style-name="co2" table:number-columns-repeated="8" table:default-cell-style-name="ce1"/>
        <table:table-column table:style-name="co20" table:number-columns-repeated="2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2"/>
        <table:table-column table:style-name="co19" table:default-cell-style-name="ce3"/>
        <table:table-column table:style-name="co10" table:default-cell-style-name="ce1"/>
        <table:table-column table:style-name="co25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25" table:default-cell-style-name="ce1"/>
        <table:table-column table:style-name="co12" table:default-cell-style-name="ce1"/>
        <table:table-column table:style-name="co2" table:number-columns-repeated="5" table:default-cell-style-name="ce1"/>
        <table:table-column table:style-name="co12" table:default-cell-style-name="ce1"/>
        <table:table-column table:style-name="co2" table:number-columns-repeated="990" table:default-cell-style-name="ce1"/>
        <table:table-row table:style-name="ro2">
          <table:table-cell table:number-columns-repeated="3"/>
          <table:table-cell table:style-name="ce3" table:number-columns-repeated="4"/>
          <table:table-cell table:style-name="Default" table:number-columns-repeated="34"/>
          <table:table-cell table:number-columns-repeated="983"/>
        </table:table-row>
        <table:table-row table:style-name="ro2" table:number-rows-repeated="3">
          <table:table-cell table:number-columns-repeated="3"/>
          <table:table-cell table:style-name="ce3" table:number-columns-repeated="3"/>
          <table:table-cell table:style-name="Default" table:number-columns-repeated="35"/>
          <table:table-cell table:number-columns-repeated="983"/>
        </table:table-row>
        <table:table-row table:style-name="ro2" table:number-rows-repeated="2">
          <table:table-cell table:number-columns-repeated="7"/>
          <table:table-cell table:style-name="Default" table:number-columns-repeated="34"/>
          <table:table-cell table:number-columns-repeated="983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ce7" office:value-type="string">
            <text:p>FROM</text:p>
          </table:table-cell>
          <table:table-cell table:style-name="ce7" office:value-type="string">
            <text:p>Sheet1</text:p>
          </table:table-cell>
          <table:table-cell table:style-name="ce7" office:value-type="string">
            <text:p>3 times</text:p>
          </table:table-cell>
          <table:table-cell table:style-name="ce3" table:number-columns-repeated="3"/>
          <table:table-cell table:style-name="Default" table:number-columns-repeated="27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1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2"/>
          <table:table-cell table:style-name="ce24" office:value-type="string">
            <text:p>4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1">
          <table:table-cell table:style-name="ce20" office:value-type="string">
            <text:p>X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44]/[.H39]" office:value-type="float" office:value="-2">
            <text:p>-2</text:p>
          </table:table-cell>
          <table:table-cell table:style-name="ce7" table:formula="of:=[.H49]/[.H39]" office:value-type="float" office:value="-2">
            <text:p>-2</text:p>
          </table:table-cell>
          <table:table-cell table:style-name="ce7" table:formula="of:=[.H54]/[.H39]" office:value-type="float" office:value="7">
            <text:p>7</text:p>
          </table:table-cell>
          <table:table-cell table:style-name="ce30" table:formula="of:=[.H59]/[.H39]" office:value-type="float" office:value="-2">
            <text:p>-2</text:p>
          </table:table-cell>
          <table:table-cell table:style-name="ce30" table:formula="of:=SUM([.M23:.P2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71]/[.H66]" office:value-type="float" office:value="-2">
            <text:p>-2</text:p>
          </table:table-cell>
          <table:table-cell table:style-name="ce7" table:formula="of:=[.H76]/[.H66]" office:value-type="float" office:value="-2">
            <text:p>-2</text:p>
          </table:table-cell>
          <table:table-cell table:style-name="ce7" table:formula="of:=[.H81]/[.H66]" office:value-type="float" office:value="7">
            <text:p>7</text:p>
          </table:table-cell>
          <table:table-cell table:style-name="ce30" table:formula="of:=[.H86]/[.H66]" office:value-type="float" office:value="-2">
            <text:p>-2</text:p>
          </table:table-cell>
          <table:table-cell table:style-name="ce30" table:formula="of:=SUM([.M24:.P2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98]/[.H93]" office:value-type="float" office:value="-2">
            <text:p>-2</text:p>
          </table:table-cell>
          <table:table-cell table:style-name="ce7" table:formula="of:=[.H103]/[.H93]" office:value-type="float" office:value="-2">
            <text:p>-2</text:p>
          </table:table-cell>
          <table:table-cell table:style-name="ce7" table:formula="of:=[.H108]/[.H93]" office:value-type="float" office:value="7">
            <text:p>7</text:p>
          </table:table-cell>
          <table:table-cell table:style-name="ce30" table:formula="of:=[.H113]/[.H93]" office:value-type="float" office:value="-2">
            <text:p>-2</text:p>
          </table:table-cell>
          <table:table-cell table:style-name="ce30" table:formula="of:=SUM([.M25:.P2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125]/[.H120]" office:value-type="float" office:value="0.25">
            <text:p>0,25</text:p>
          </table:table-cell>
          <table:table-cell table:style-name="ce7" table:formula="of:=[.H130]/[.H120]" office:value-type="float" office:value="0.25">
            <text:p>0,25</text:p>
          </table:table-cell>
          <table:table-cell table:style-name="ce7" table:formula="of:=[.H135]/[.H120]" office:value-type="float" office:value="0.25">
            <text:p>0,25</text:p>
          </table:table-cell>
          <table:table-cell table:style-name="ce30" table:formula="of:=[.H140]/[.H120]" office:value-type="float" office:value="0.25">
            <text:p>0,25</text:p>
          </table:table-cell>
          <table:table-cell table:style-name="ce30" table:formula="of:=SUM([.M26:.P2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152]/[.H147]" office:value-type="float" office:value="0.25">
            <text:p>0,25</text:p>
          </table:table-cell>
          <table:table-cell table:style-name="ce7" table:formula="of:=[.H157]/[.H147]" office:value-type="float" office:value="0.25">
            <text:p>0,25</text:p>
          </table:table-cell>
          <table:table-cell table:style-name="ce7" table:formula="of:=[.H162]/[.H147]" office:value-type="float" office:value="0.25">
            <text:p>0,25</text:p>
          </table:table-cell>
          <table:table-cell table:style-name="ce30" table:formula="of:=[.H167]/[.H147]" office:value-type="float" office:value="0.25">
            <text:p>0,25</text:p>
          </table:table-cell>
          <table:table-cell table:style-name="ce30" table:formula="of:=SUM([.M27:.P2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179]/[.H174]" office:value-type="float" office:value="0.25">
            <text:p>0,25</text:p>
          </table:table-cell>
          <table:table-cell table:style-name="ce7" table:formula="of:=[.H184]/[.H174]" office:value-type="float" office:value="0.25">
            <text:p>0,25</text:p>
          </table:table-cell>
          <table:table-cell table:style-name="ce7" table:formula="of:=[.H189]/[.H174]" office:value-type="float" office:value="0.25">
            <text:p>0,25</text:p>
          </table:table-cell>
          <table:table-cell table:style-name="ce30" table:formula="of:=[.H194]/[.H174]" office:value-type="float" office:value="0.25">
            <text:p>0,25</text:p>
          </table:table-cell>
          <table:table-cell table:style-name="ce30" table:formula="of:=SUM([.M28:.P2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206]/[.H201]" office:value-type="float" office:value="0.25">
            <text:p>0,25</text:p>
          </table:table-cell>
          <table:table-cell table:style-name="ce7" table:formula="of:=[.H211]/[.H201]" office:value-type="float" office:value="0.25">
            <text:p>0,25</text:p>
          </table:table-cell>
          <table:table-cell table:style-name="ce7" table:formula="of:=[.H216]/[.H201]" office:value-type="float" office:value="0.25">
            <text:p>0,25</text:p>
          </table:table-cell>
          <table:table-cell table:style-name="ce30" table:formula="of:=[.H221]/[.H201]" office:value-type="float" office:value="0.25">
            <text:p>0,25</text:p>
          </table:table-cell>
          <table:table-cell table:style-name="ce30" table:formula="of:=SUM([.M29:.P2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233]/[.H228]" office:value-type="float" office:value="0.25">
            <text:p>0,25</text:p>
          </table:table-cell>
          <table:table-cell table:style-name="ce7" table:formula="of:=[.H238]/[.H228]" office:value-type="float" office:value="0.25">
            <text:p>0,25</text:p>
          </table:table-cell>
          <table:table-cell table:style-name="ce7" table:formula="of:=[.H243]/[.H228]" office:value-type="float" office:value="0.25">
            <text:p>0,25</text:p>
          </table:table-cell>
          <table:table-cell table:style-name="ce30" table:formula="of:=[.H248]/[.H228]" office:value-type="float" office:value="0.25">
            <text:p>0,25</text:p>
          </table:table-cell>
          <table:table-cell table:style-name="ce30" table:formula="of:=SUM([.M30:.P3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260]/[.H255]" office:value-type="float" office:value="0.25">
            <text:p>0,25</text:p>
          </table:table-cell>
          <table:table-cell table:style-name="ce7" table:formula="of:=[.H265]/[.H255]" office:value-type="float" office:value="0.25">
            <text:p>0,25</text:p>
          </table:table-cell>
          <table:table-cell table:style-name="ce7" table:formula="of:=[.H270]/[.H255]" office:value-type="float" office:value="0.25">
            <text:p>0,25</text:p>
          </table:table-cell>
          <table:table-cell table:style-name="ce30" table:formula="of:=[.H275]/[.H255]" office:value-type="float" office:value="0.25">
            <text:p>0,25</text:p>
          </table:table-cell>
          <table:table-cell table:style-name="ce30" table:formula="of:=SUM([.M31:.P3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287]/[.H282]" office:value-type="float" office:value="0.25">
            <text:p>0,25</text:p>
          </table:table-cell>
          <table:table-cell table:style-name="ce7" table:formula="of:=[.H292]/[.H282]" office:value-type="float" office:value="0.25">
            <text:p>0,25</text:p>
          </table:table-cell>
          <table:table-cell table:style-name="ce7" table:formula="of:=[.H297]/[.H282]" office:value-type="float" office:value="0.25">
            <text:p>0,25</text:p>
          </table:table-cell>
          <table:table-cell table:style-name="ce30" table:formula="of:=[.H302]/[.H282]" office:value-type="float" office:value="0.25">
            <text:p>0,25</text:p>
          </table:table-cell>
          <table:table-cell table:style-name="ce30" table:formula="of:=SUM([.M32:.P3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314]/[.H309]" office:value-type="float" office:value="0.25">
            <text:p>0,25</text:p>
          </table:table-cell>
          <table:table-cell table:style-name="ce7" table:formula="of:=[.H319]/[.H309]" office:value-type="float" office:value="0.25">
            <text:p>0,25</text:p>
          </table:table-cell>
          <table:table-cell table:style-name="ce30" table:formula="of:=[.H324]/[.H309]" office:value-type="float" office:value="0.25">
            <text:p>0,25</text:p>
          </table:table-cell>
          <table:table-cell table:style-name="ce30" table:formula="of:=[.H329]/[.H309]" office:value-type="float" office:value="0.25">
            <text:p>0,25</text:p>
          </table:table-cell>
          <table:table-cell table:style-name="ce30" table:formula="of:=SUM([.M33:.P3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341]/[.H336]" office:value-type="float" office:value="0.25">
            <text:p>0,25</text:p>
          </table:table-cell>
          <table:table-cell table:style-name="ce7" table:formula="of:=[.H346]/[.H336]" office:value-type="float" office:value="0.25">
            <text:p>0,25</text:p>
          </table:table-cell>
          <table:table-cell table:style-name="ce30" table:formula="of:=[.H351]/[.H336]" office:value-type="float" office:value="0.25">
            <text:p>0,25</text:p>
          </table:table-cell>
          <table:table-cell table:style-name="ce30" table:formula="of:=[.H356]/[.H336]" office:value-type="float" office:value="0.25">
            <text:p>0,25</text:p>
          </table:table-cell>
          <table:table-cell table:style-name="ce30" table:formula="of:=SUM([.M34:.P3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368]/[.H363]" office:value-type="float" office:value="0.25">
            <text:p>0,25</text:p>
          </table:table-cell>
          <table:table-cell table:style-name="ce27" table:formula="of:=[.H373]/[.H363]" office:value-type="float" office:value="0.25">
            <text:p>0,25</text:p>
          </table:table-cell>
          <table:table-cell table:style-name="ce31" table:formula="of:=[.H378]/[.H363]" office:value-type="float" office:value="0.25">
            <text:p>0,25</text:p>
          </table:table-cell>
          <table:table-cell table:style-name="ce31" table:formula="of:=[.H383]/[.H363]" office:value-type="float" office:value="0.25">
            <text:p>0,25</text:p>
          </table:table-cell>
          <table:table-cell table:style-name="ce30" table:formula="of:=SUM([.M35:.P3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395]/[.H390]" office:value-type="float" office:value="0.25">
            <text:p>0,25</text:p>
          </table:table-cell>
          <table:table-cell table:style-name="ce7" table:formula="of:=[.H400]/[.H390]" office:value-type="float" office:value="0.25">
            <text:p>0,25</text:p>
          </table:table-cell>
          <table:table-cell table:style-name="ce30" table:formula="of:=[.H405]/[.H390]" office:value-type="float" office:value="0.25">
            <text:p>0,25</text:p>
          </table:table-cell>
          <table:table-cell table:style-name="ce30" table:formula="of:=[.H410]/[.H390]" office:value-type="float" office:value="0.25">
            <text:p>0,25</text:p>
          </table:table-cell>
          <table:table-cell table:style-name="ce30" table:formula="of:=SUM([.M36:.P3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422]/[.H417]" office:value-type="float" office:value="0.25">
            <text:p>0,25</text:p>
          </table:table-cell>
          <table:table-cell table:style-name="ce7" table:formula="of:=[.H427]/[.H417]" office:value-type="float" office:value="0.25">
            <text:p>0,25</text:p>
          </table:table-cell>
          <table:table-cell table:style-name="ce30" table:formula="of:=[.H432]/[.H417]" office:value-type="float" office:value="0.25">
            <text:p>0,25</text:p>
          </table:table-cell>
          <table:table-cell table:style-name="ce30" table:formula="of:=[.H437]/[.H417]" office:value-type="float" office:value="0.25">
            <text:p>0,25</text:p>
          </table:table-cell>
          <table:table-cell table:style-name="ce30" table:formula="of:=SUM([.M37:.P3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449]/[.H444]" office:value-type="float" office:value="0.25">
            <text:p>0,25</text:p>
          </table:table-cell>
          <table:table-cell table:style-name="ce7" table:formula="of:=[.H454]/[.H444]" office:value-type="float" office:value="0.25">
            <text:p>0,25</text:p>
          </table:table-cell>
          <table:table-cell table:style-name="ce30" table:formula="of:=[.H459]/[.H444]" office:value-type="float" office:value="0.25">
            <text:p>0,25</text:p>
          </table:table-cell>
          <table:table-cell table:style-name="ce30" table:formula="of:=[.H464]/[.H444]" office:value-type="float" office:value="0.25">
            <text:p>0,25</text:p>
          </table:table-cell>
          <table:table-cell table:style-name="ce30" table:formula="of:=SUM([.M38:.P3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38:.E41])" office:value-type="float" office:value="-0.37037037037037">
            <text:p>-0,37037037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476]/[.H471]" office:value-type="float" office:value="0.25">
            <text:p>0,25</text:p>
          </table:table-cell>
          <table:table-cell table:style-name="ce7" table:formula="of:=[.H481]/[.H471]" office:value-type="float" office:value="0.25">
            <text:p>0,25</text:p>
          </table:table-cell>
          <table:table-cell table:style-name="ce30" table:formula="of:=[.H486]/[.H471]" office:value-type="float" office:value="0.25">
            <text:p>0,25</text:p>
          </table:table-cell>
          <table:table-cell table:style-name="ce30" table:formula="of:=[.H491]/[.H471]" office:value-type="float" office:value="0.25">
            <text:p>0,25</text:p>
          </table:table-cell>
          <table:table-cell table:style-name="ce30" table:formula="of:=SUM([.M39:.P3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503]/[.H498]" office:value-type="float" office:value="0.25">
            <text:p>0,25</text:p>
          </table:table-cell>
          <table:table-cell table:style-name="ce7" table:formula="of:=[.H508]/[.H498]" office:value-type="float" office:value="0.25">
            <text:p>0,25</text:p>
          </table:table-cell>
          <table:table-cell table:style-name="ce30" table:formula="of:=[.H513]/[.H498]" office:value-type="float" office:value="0.25">
            <text:p>0,25</text:p>
          </table:table-cell>
          <table:table-cell table:style-name="ce30" table:formula="of:=[.H518]/[.H498]" office:value-type="float" office:value="0.25">
            <text:p>0,25</text:p>
          </table:table-cell>
          <table:table-cell table:style-name="ce30" table:formula="of:=SUM([.M40:.P4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530]/[.H525]" office:value-type="float" office:value="0.25">
            <text:p>0,25</text:p>
          </table:table-cell>
          <table:table-cell table:style-name="ce7" table:formula="of:=[.H535]/[.H525]" office:value-type="float" office:value="0.25">
            <text:p>0,25</text:p>
          </table:table-cell>
          <table:table-cell table:style-name="ce30" table:formula="of:=[.H540]/[.H525]" office:value-type="float" office:value="0.25">
            <text:p>0,25</text:p>
          </table:table-cell>
          <table:table-cell table:style-name="ce30" table:formula="of:=[.H545]/[.H525]" office:value-type="float" office:value="0.25">
            <text:p>0,25</text:p>
          </table:table-cell>
          <table:table-cell table:style-name="ce30" table:formula="of:=SUM([.M41:.P4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557]/[.H552]" office:value-type="float" office:value="0.25">
            <text:p>0,25</text:p>
          </table:table-cell>
          <table:table-cell table:style-name="ce7" table:formula="of:=[.H562]/[.H552]" office:value-type="float" office:value="0.25">
            <text:p>0,25</text:p>
          </table:table-cell>
          <table:table-cell table:style-name="ce30" table:formula="of:=[.H567]/[.H552]" office:value-type="float" office:value="0.25">
            <text:p>0,25</text:p>
          </table:table-cell>
          <table:table-cell table:style-name="ce30" table:formula="of:=[.H572]/[.H552]" office:value-type="float" office:value="0.25">
            <text:p>0,25</text:p>
          </table:table-cell>
          <table:table-cell table:style-name="ce30" table:formula="of:=SUM([.M42:.P4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43:.E46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48:.E51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53:.E56])" office:value-type="float" office:value="-2.59259259259259">
            <text:p>-2,59259259</text:p>
          </table:table-cell>
          <table:table-cell table:number-columns-repeated="4"/>
          <table:table-cell table:style-name="ce3" table:number-columns-repeated="2"/>
          <table:table-cell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8:.E61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65:.E68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70:.E73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75:.E7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80:.E83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85:.E8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92:.E95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97:.E100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102:.E10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107:.E110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12:.E11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19:.E12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24:.E12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29:.E1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34:.E13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39:.E14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46:.E14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51:.E15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56:.E1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61:.E16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66:.E16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73:.E17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78:.E18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83:.E18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88:.E19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3:.E19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00:.E20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05:.E20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10:.E21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15:.E21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20:.E22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27:.E230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32:.E23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37:.E24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42:.E24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7:.E25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4:.E257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9:.E26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4:.E26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9:.E27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4:.E27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81:.E284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6:.E28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91:.E29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6:.E29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01:.E30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8:.E311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3:.E31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8:.E32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3:.E326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8:.E33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5:.E338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40:.E34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5:.E34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50:.E353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5:.E35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2:.E365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7:.E37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2:.E37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7:.E380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2:.E38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9:.E39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4:.E39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9:.E40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4:.E40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9:.E41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6:.E41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21:.E42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6:.E42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31:.E43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6:.E43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3:.E44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8:.E45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3:.E45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8:.E46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3:.E46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70:.E47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5:.E478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80:.E48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5:.E48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90:.E49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VIII</text:p>
          </table:table-cell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7:.E500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2:.E505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7:.E51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2:.E51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7:.E52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IX</text:p>
          </table:table-cell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4:.E527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9:.E5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4:.E53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9:.E54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4:.E54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X</text:p>
          </table:table-cell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51:.E554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6:.E5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61:.E56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6:.E56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71:.E57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18">
          <table:table-cell table:number-columns-repeated="15"/>
          <table:table-cell table:style-name="ce3"/>
          <table:table-cell table:number-columns-repeated="1008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ce6f2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2dcdb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bf1d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e6e0ec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beef4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fdea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9cde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e6b9b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7e4bd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ccc1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7dee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fcd5b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95b3d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d9969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3d69b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b3a2c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93cdd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fac09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1" style:display-name="Excel Built-in Accent1" style:family="table-cell" style:parent-style-name="Default" style:data-style-name="N0">
      <style:table-cell-properties fo:background-color="#4f81b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2" style:display-name="Excel Built-in Accent2" style:family="table-cell" style:parent-style-name="Default" style:data-style-name="N0">
      <style:table-cell-properties fo:background-color="#c0504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3" style:display-name="Excel Built-in Accent3" style:family="table-cell" style:parent-style-name="Default" style:data-style-name="N0">
      <style:table-cell-properties fo:background-color="#9bbb59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4" style:display-name="Excel Built-in Accent4" style:family="table-cell" style:parent-style-name="Default" style:data-style-name="N0">
      <style:table-cell-properties fo:background-color="#8064a2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5" style:display-name="Excel Built-in Accent5" style:family="table-cell" style:parent-style-name="Default" style:data-style-name="N0">
      <style:table-cell-properties fo:background-color="#4bacc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6" style:display-name="Excel Built-in Accent6" style:family="table-cell" style:parent-style-name="Default" style:data-style-name="N0">
      <style:table-cell-properties fo:background-color="#f7964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02cm solid #7f7f7f" style:vertical-align="automatic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Excel_20_Built-in_20_Heading_20_1" style:display-name="Excel Built-in Heading 1" style:family="table-cell" style:parent-style-name="Default" style:data-style-name="N0">
      <style:table-cell-properties fo:border-bottom="0.088cm solid #4f81bd" fo:background-color="transparent" fo:border-left="none" fo:border-right="none" fo:border-top="none" style:vertical-align="automatic"/>
      <style:text-properties fo:color="#1f497d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88cm solid #a7c0de" fo:background-color="transparent" fo:border-left="none" fo:border-right="none" fo:border-top="none" style:vertical-align="automatic"/>
      <style:text-properties fo:color="#1f497d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71cm solid #95b3d7" fo:background-color="transparent" fo:border-left="none" fo:border-right="none" fo:border-top="none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fo:font-size="11pt" style:font-name-asian="Calibri" style:font-size-asian="11pt" style:font-name-complex="Calibri" style:font-size-complex="11pt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02cm solid #ff8001" fo:background-color="transparent" fo:border-left="none" fo:border-right="none" fo:border-top="none" style:vertical-align="automatic"/>
      <style:text-properties fo:color="#fa7d00" style:font-name="Calibri" fo:font-size="11pt" style:font-name-asian="Calibri" style:font-size-asian="11pt" style:font-name-complex="Calibri" style:font-size-complex="11pt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 style:font-name="Calibri" fo:font-size="11pt" style:font-name-asian="Calibri" style:font-size-asian="11pt" style:font-name-complex="Calibri" style:font-size-complex="11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Excel_20_Built-in_20_Total" style:display-name="Excel Built-in Total" style:family="table-cell" style:parent-style-name="Default" style:data-style-name="N0">
      <style:table-cell-properties fo:border-bottom="0.002cm solid #4f81bd" fo:background-color="transparent" fo:border-left="none" fo:border-right="none" fo:border-top="0.002cm solid #4f81bd"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fo:font-size="11pt" style:font-name-asian="Calibri" style:font-size-asian="11pt" style:font-name-complex="Calibri" style:font-size-complex="11pt"/>
    </style:style>
    <style:style style:name="Normalny_20_2" style:display-name="Normalny 2" style:family="table-cell" style:parent-style-name="Default" style:data-style-name="N8000">
      <style:table-cell-properties fo:background-color="transparent" style:vertical-align="automatic"/>
      <style:text-properties style:font-name="Czcionka tekstu podstawowego" fo:font-size="11pt" style:font-name-asian="Czcionka tekstu podstawowego" style:font-size-asian="11pt" style:font-name-complex="Czcionka tekstu podstawowego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1.09.2025</text:date>, <text:time>01:09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5-09-01T01:08:26.66</dc:date>
    <meta:editing-cycles>20</meta:editing-cycles>
    <meta:editing-duration>PT2H9M16S</meta:editing-duration>
    <meta:document-statistic meta:table-count="3" meta:cell-count="14657" meta:object-count="0"/>
    <meta:user-defined meta:name="Информация 1"/>
    <meta:user-defined meta:name="Информация 2"/>
    <meta:user-defined meta:name="Информация 3"/>
    <meta:user-defined meta:name="Информация 4"/>
  </office:meta>
</office:document-meta>
</file>